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language="zxx" fo:country="none" fo:font-weight="bold" officeooo:rsid="0013b520" officeooo:paragraph-rsid="0013b52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text-properties fo:font-size="18pt" fo:language="zxx" fo:country="none" fo:font-weight="bold" officeooo:rsid="001c01aa" officeooo:paragraph-rsid="001c01aa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fo:font-weight="bold" officeooo:rsid="0011f0a2" officeooo:paragraph-rsid="0011f0a2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5" style:family="paragraph" style:parent-style-name="Standard" style:list-style-name="L1">
      <style:text-properties officeooo:paragraph-rsid="0015c5ef"/>
    </style:style>
    <style:style style:name="P6" style:family="paragraph" style:parent-style-name="Standard" style:list-style-name="L1">
      <style:text-properties officeooo:paragraph-rsid="00289348"/>
    </style:style>
    <style:style style:name="P7" style:family="paragraph" style:parent-style-name="Standard" style:list-style-name="L1">
      <style:text-properties fo:font-size="16pt" fo:language="zxx" fo:country="none" officeooo:rsid="0013b520" officeooo:paragraph-rsid="0015c5ef" style:font-size-asian="14pt" style:language-asian="zxx" style:country-asian="none" style:font-size-complex="16pt" style:language-complex="zxx" style:country-complex="none"/>
    </style:style>
    <style:style style:name="P8" style:family="paragraph" style:parent-style-name="Standard" style:list-style-name="L2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9" style:family="paragraph" style:parent-style-name="Standard" style:list-style-name="L3">
      <style:text-properties fo:font-size="16pt" fo:language="zxx" fo:country="none" officeooo:rsid="0013b520" officeooo:paragraph-rsid="00175019" style:font-size-asian="14pt" style:language-asian="zxx" style:country-asian="none" style:font-size-complex="16pt" style:language-complex="zxx" style:country-complex="none"/>
    </style:style>
    <style:style style:name="P10" style:family="paragraph" style:parent-style-name="Standard" style:list-style-name="L3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1" style:family="paragraph" style:parent-style-name="Standard" style:list-style-name="L3">
      <style:text-properties fo:font-size="16pt" fo:language="zxx" fo:country="none" officeooo:rsid="0013b520" officeooo:paragraph-rsid="0018c0f9" style:font-size-asian="14pt" style:language-asian="zxx" style:country-asian="none" style:font-size-complex="16pt" style:language-complex="zxx" style:country-complex="none"/>
    </style:style>
    <style:style style:name="P12" style:family="paragraph" style:parent-style-name="Standard" style:list-style-name="L4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3" style:family="paragraph" style:parent-style-name="Standard" style:list-style-name="L4">
      <style:text-properties fo:font-size="16pt" fo:language="zxx" fo:country="none" officeooo:rsid="0013b520" officeooo:paragraph-rsid="001a82aa" style:font-size-asian="14pt" style:language-asian="zxx" style:country-asian="none" style:font-size-complex="16pt" style:language-complex="zxx" style:country-complex="none"/>
    </style:style>
    <style:style style:name="P14" style:family="paragraph" style:parent-style-name="Standard" style:list-style-name="L5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5" style:family="paragraph" style:parent-style-name="Standard" style:list-style-name="L5">
      <style:text-properties fo:font-size="16pt" fo:language="zxx" fo:country="none" officeooo:rsid="0013b520" officeooo:paragraph-rsid="001a82aa" style:font-size-asian="14pt" style:language-asian="zxx" style:country-asian="none" style:font-size-complex="16pt" style:language-complex="zxx" style:country-complex="none"/>
    </style:style>
    <style:style style:name="P16" style:family="paragraph" style:parent-style-name="Standard" style:list-style-name="L6">
      <style:text-properties fo:font-size="16pt" fo:language="zxx" fo:country="none" officeooo:rsid="0013b520" officeooo:paragraph-rsid="0013b520" style:font-size-asian="14pt" style:language-asian="zxx" style:country-asian="none" style:font-size-complex="16pt" style:language-complex="zxx" style:country-complex="none"/>
    </style:style>
    <style:style style:name="P17" style:family="paragraph" style:parent-style-name="Standard" style:list-style-name="L6">
      <style:text-properties fo:font-size="16pt" fo:language="zxx" fo:country="none" officeooo:rsid="0013b520" officeooo:paragraph-rsid="001ce887" style:font-size-asian="14pt" style:language-asian="zxx" style:country-asian="none" style:font-size-complex="16pt" style:language-complex="zxx" style:country-complex="none"/>
    </style:style>
    <style:style style:name="P18" style:family="paragraph" style:parent-style-name="Standard" style:list-style-name="L6">
      <style:text-properties fo:font-size="16pt" fo:language="zxx" fo:country="none" officeooo:rsid="001ce887" officeooo:paragraph-rsid="001ce887" style:font-size-asian="14pt" style:language-asian="zxx" style:country-asian="none" style:font-size-complex="16pt" style:language-complex="zxx" style:country-complex="none"/>
    </style:style>
    <style:style style:name="P19" style:family="paragraph" style:parent-style-name="Standard">
      <style:text-properties fo:font-size="18pt" fo:language="zxx" fo:country="none" fo:font-weight="bold" officeooo:rsid="0013b520" officeooo:paragraph-rsid="00175019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0" style:family="paragraph" style:parent-style-name="Standard">
      <style:text-properties fo:font-size="18pt" fo:language="zxx" fo:country="none" fo:font-weight="bold" officeooo:rsid="0013b520" officeooo:paragraph-rsid="0013b52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fo:font-size="16pt" fo:language="zxx" fo:country="none" officeooo:rsid="0013b520" style:font-size-asian="14pt" style:language-asian="zxx" style:country-asian="none" style:font-size-complex="16pt" style:language-complex="zxx" style:country-complex="none"/>
    </style:style>
    <style:style style:name="T2" style:family="text">
      <style:text-properties fo:font-size="16pt" fo:language="zxx" fo:country="none" officeooo:rsid="0015c5ef" style:font-size-asian="14pt" style:language-asian="zxx" style:country-asian="none" style:font-size-complex="16pt" style:language-complex="zxx" style:country-complex="none"/>
    </style:style>
    <style:style style:name="T3" style:family="text">
      <style:text-properties officeooo:rsid="00165561"/>
    </style:style>
    <style:style style:name="T4" style:family="text">
      <style:text-properties officeooo:rsid="0017e885"/>
    </style:style>
    <style:style style:name="T5" style:family="text">
      <style:text-properties officeooo:rsid="0018c0f9"/>
    </style:style>
    <style:style style:name="T6" style:family="text">
      <style:text-properties officeooo:rsid="001a82aa"/>
    </style:style>
    <style:style style:name="T7" style:family="text">
      <style:text-properties officeooo:rsid="001b697b"/>
    </style:style>
    <style:style style:name="T8" style:family="text">
      <style:text-properties officeooo:rsid="001ce887"/>
    </style:style>
    <style:style style:name="T9" style:family="text">
      <style:text-properties officeooo:rsid="002177ae"/>
    </style:style>
    <style:style style:name="T10" style:family="text">
      <style:text-properties officeooo:rsid="00233552"/>
    </style:style>
    <style:style style:name="T11" style:family="text">
      <style:text-properties officeooo:rsid="0023ee46"/>
    </style:style>
    <style:style style:name="T12" style:family="text">
      <style:text-properties officeooo:rsid="00252bd1"/>
    </style:style>
    <style:style style:name="T13" style:family="text">
      <style:text-properties officeooo:rsid="0026d3c7"/>
    </style:style>
    <style:style style:name="T14" style:family="text">
      <style:text-properties officeooo:rsid="002bcff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ecklist TSW</text:p>
      <text:p text:style-name="P1">Prima Consegna:</text:p>
      <text:list text:style-name="L1">
        <text:list-item>
          <text:list>
            <text:list-item>
              <text:list>
                <text:list-item>
                  <text:p text:style-name="P5"><text:span text:style-name="T1">Usare modello MVC: usare o il data.</text:span></text:p>
                </text:list-item>
              </text:list>
            </text:list-item>
          </text:list>
        </text:list-item>
        <text:list-item>
          <text:p text:style-name="P5"><text:span text:style-name="T1">Aggiungere al vs sito la pagina del catalogo. </text:span><text:span text:style-name="T2">È </text:span><text:span text:style-name="T1">la pagina che viene visualizzata quando si accede al sito. Mostra i prodotti presenti nel db.</text:span></text:p>
        </text:list-item>
        <text:list-item>
          <text:p text:style-name="P5"><text:span text:style-name="T1">Per ogni prodotto vanno mostrate la descrizione, il prezzo e una immagine. </text:span><text:span text:style-name="T2">D</text:span><text:span text:style-name="T1">eve essere presente un bottone add to cart.</text:span></text:p>
        </text:list-item>
        <text:list-item>
          <text:p text:style-name="P7">I prodotti hanno una descrizione dettagliata che può venire visualizzata in un'altra pagina (informazioni di dettaglio).</text:p>
        </text:list-item>
        <text:list-item>
          <text:p text:style-name="P5"><text:span text:style-name="T2">P</text:span><text:span text:style-name="T1">agina amministratore: </text:span><text:span text:style-name="T2">i</text:span><text:span text:style-name="T1">l catalogo viene gestito dall'amministratore che inserisce, modifica e cancella i prodotti. Va, ovviamente, collegato al DB. Fare riferimento all'esempio storagesession.</text:span></text:p>
        </text:list-item>
        <text:list-item>
          <text:p text:style-name="P6"><text:span text:style-name="T1">Iniziare ad usare gli include: creare una JSP per l'header ed una per il footer ed includerla nella pagina catalogo e dettaglio catalogo.</text:span></text:p>
        </text:list-item>
        <text:list-item>
          <text:p text:style-name="P6"><text:span text:style-name="T2">I</text:span><text:span text:style-name="T1">ncominciare a pensare alla navbar</text:span></text:p>
        </text:list-item>
      </text:list>
      <text:p text:style-name="P3"/>
      <text:p text:style-name="P1">Seconda Consegna:</text:p>
      <text:list text:style-name="L2">
        <text:list-item>
          <text:p text:style-name="P8">Aggiungere al sito la gestione del carrrello. Vedere esempio storagesession ed ecommerce.</text:p>
        </text:list-item>
        <text:list-item>
          <text:p text:style-name="P8">I prodotti del catalogo devono essere aggiunti al carrello dalla pagina del catalogo o dal dettaglio del prodotto. <text:span text:style-name="T3">I</text:span>l carrello si deve poter visualizzare (prevedere voce del menu).</text:p>
        </text:list-item>
        <text:list-item>
          <text:p text:style-name="P8">Dopo l'acquisto il carrello si svuota. <text:span text:style-name="T3">I</text:span>l carrello va gestito con le sessioni. </text:p>
        </text:list-item>
        <text:list-item>
          <text:p text:style-name="P8">Salvare nel DB l'ordine.</text:p>
        </text:list-item>
      </text:list>
      <text:p text:style-name="P3"/>
      <text:p text:style-name="P19">Terza Consegna:</text:p>
      <text:list text:style-name="L3">
        <text:list-item>
          <text:p text:style-name="P9">Implementare la funzione di registrazione: l'utente inserisce email, nome, cognome, indirizzo, città, prov, cap, password. <text:span text:style-name="T4">C</text:span>ifrare la password.</text:p>
        </text:list-item>
        <text:list-item>
          <text:p text:style-name="P10">Controlliamo se l'email è già nel DB. Se è già presente diamo messaggio e veniamo rediretti alla login; se non è presente l'utente viene registrato nel db e viene rediretto al login. <text:span text:style-name="T4">D</text:span>are messaggio di conferma registrazione. L'email diventa l'username.</text:p>
        </text:list-item>
        <text:list-item>
          <text:p text:style-name="P11">Login: crea un form con username e password. l'utente preme "accedi". <text:span text:style-name="T5">C</text:span>ontrolla se l'utente è nel DB: se esiste visualizza nell'header il suo <text:soft-page-break/>nome. Se i dati non corrispondono dare il messaggio: spiacenti, non sei registrato</text:p>
        </text:list-item>
        <text:list-item>
          <text:p text:style-name="P11">Esempio solo per il login: <text:span text:style-name="T5">u</text:span>siamo JavaBeans" e "DAO. UserLogged.jsp checks if the user is authenticated. If not, it redirects the browser to <text:s/>invalidLogin.jsp. <text:span text:style-name="T5">C</text:span>reare un folder per userlogged in cui sono presenti le JSP dell'utente registrato</text:p>
        </text:list-item>
      </text:list>
      <text:p text:style-name="P3"/>
      <text:p text:style-name="P1">Quarta Consegna:</text:p>
      <text:list text:style-name="L4">
        <text:list-item>
          <text:p text:style-name="P12"><text:span text:style-name="T6">F</text:span>orm del sito: login, registrazione, modalità di pagamento, indirizzo – utente.</text:p>
        </text:list-item>
        <text:list-item>
          <text:p text:style-name="P13">Aggiungere i form all'applicazione evidenziando il campo di input quando l'utente è col cursore nel campo.</text:p>
        </text:list-item>
        <text:list-item>
          <text:p text:style-name="P13">Lanciare i controlli <text:s/>quando viene premuto il bottone submit. Esempio: lasciare lo spazio sotto ogni campo ed evidenziare gli errori in rosso. <text:span text:style-name="T6">S</text:span>eguire l'esempio della registrazione di amazon (provare a registrarsi e a commettere errori).</text:p>
        </text:list-item>
        <text:list-item>
          <text:p text:style-name="P13"><text:span text:style-name="T6">R</text:span>endere il sito responsive: prevedere la modalità schermo pc, tablet e cellulare. Il menu rientra se in modalità diversa da pc.</text:p>
        </text:list-item>
      </text:list>
      <text:p text:style-name="P3"/>
      <text:p text:style-name="P1">Quinta Consegna:</text:p>
      <text:list text:style-name="L5">
        <text:list-item>
          <text:p text:style-name="P14"><text:span text:style-name="T6">Ordini </text:span>lato utente registrato: una pagina visualizza la lista degli ordini (data ordine, totale). <text:span text:style-name="T6">D</text:span>eve essere possibile selezionare l'ordine e visualizzare i dettagli, incluse foto, di tutti i prodotti presenti in quell'ordine, stampare la fattura in pdf.</text:p>
        </text:list-item>
        <text:list-item>
          <text:p text:style-name="P14"><text:span text:style-name="T6">Ordini l</text:span>ato amministratore: controllo accessi - pagine amministratore visibili solo all'amministratore - usare i filtri - visualizzare gli ordini di tutti i clienti, per cliente e dalla data alla data.</text:p>
        </text:list-item>
        <text:list-item>
          <text:p text:style-name="P15"><text:span text:style-name="T6">P</text:span>rofilo utente: l'utente registrato deve poter visualizzare e modificare i suoi dati, aggiungere metodi di pagamento e recapiti.</text:p>
        </text:list-item>
        <text:list-item>
          <text:p text:style-name="P15">L'amministratore deve poter vedere l'elenco degli utenti e ricercare un utente specifico.</text:p>
        </text:list-item>
        <text:list-item>
          <text:p text:style-name="P14"><text:span text:style-name="T7">U</text:span>sare Ajax in almeno tre occasoni: nella barra di ricerca (es: google suggest) - convalida email: quando l'utente si reg<text:span text:style-name="T6">i</text:span>stra va verificato che l'email non sia presente nel db - quando si seleziona una tipologia di prodotti del catalogo (es: scarpe donna) inviare tutti i prodotti e le foto con ajax.</text:p>
        </text:list-item>
      </text:list>
      <text:p text:style-name="P3"><text:soft-page-break/></text:p>
      <text:p text:style-name="P2">Linee guida generali:</text:p>
      <text:list text:style-name="L6">
        <text:list-item>
          <text:p text:style-name="P16"><text:span text:style-name="T8">I</text:span>l cliente deve poter inserire prodotti nel carrello, variarne la quantità. Una volta confermato l'ordine deve essere possibile visualizzare l'ordine nell'elenco degli ordini effettuati e va svuotato il carrello. </text:p>
        </text:list-item>
        <text:list-item>
          <text:p text:style-name="P16">Va prevista la figura dell'amministratore e delle pagine a lui dedicate, accessibili solo dopo autenticazione (vedere lezione su Security). Usare autenticazione programmata.</text:p>
        </text:list-item>
        <text:list-item>
          <text:p text:style-name="P18">L'amministratore deve poter inserire, modificare, visualizzare e cancellare elementi del catalogo e visualizzare gli ordini complessivi, anche per cliente o in un range di date.</text:p>
        </text:list-item>
        <text:list-item>
          <text:p text:style-name="P18">Il DB deve essere strutturato in modo tale che se vengono modificati il prezzo o l'iva di un prodotto, i dati degli acquisti precedenti non devono cambiare.</text:p>
        </text:list-item>
        <text:list-item>
          <text:p text:style-name="P16">Va mantenuto il vincolo d'integrità referenziale: se l'amministratore cancella un prodotto non deve scomparire dagli ordini effettuati.</text:p>
          <text:list>
            <text:list-item>
              <text:p text:style-name="P16">Prevenire SQL injection.</text:p>
            </text:list-item>
            <text:list-item>
              <text:p text:style-name="P17"><text:span text:style-name="T8">U</text:span>sare i filtri.</text:p>
            </text:list-item>
          </text:list>
        </text:list-item>
        <text:list-item>
          <text:p text:style-name="P17">Il sito deve essere responsive.</text:p>
        </text:list-item>
        <text:list-item>
          <text:p text:style-name="P17">Il sito deve girare su Tomcat direttamente.</text:p>
          <text:list>
            <text:list-item>
              <text:p text:style-name="P17">Usare il modello MVC.</text:p>
            </text:list-item>
            <text:list-item>
              <text:p text:style-name="P17">Creare almeno due package: uno per le servlet, chiamato Control, ed uno per il Model, chiamato Model. Il Model deve contenere i bean, il carrello.</text:p>
            </text:list-item>
            <text:list-item>
              <text:p text:style-name="P17">Il codice HTML viene creato esclusivamente dalle JSP. JSP e HTML che formano il <text:span text:style-name="T8">V</text:span>iew.</text:p>
            </text:list-item>
          </text:list>
        </text:list-item>
        <text:list-item>
          <text:p text:style-name="P17">Usare il datasource o drivemanager per connettersi al DB (esempio storage). Se si usa DriveManager utilizzare anche Connection Pool.</text:p>
        </text:list-item>
        <text:list-item>
          <text:p text:style-name="P17">I form sono controllati con <text:span text:style-name="T8">J</text:span>ava<text:span text:style-name="T8">Sc</text:span>ript. Il form viene inviato al server solo se corretto. Usare le espressioni regolari per validare i campi del form. Mettere il "focus" sul campo in cui l'utente sta scrivendo. Visualizzare le istruzioni di compilazione di ogni campo di input nel placeholder. Fornire i messaggi di errore quando l'utente preme il submit (evitare gli alert).</text:p>
        </text:list-item>
        <text:list-item>
          <text:p text:style-name="P17">Usare AJAX per scambiare piccole informazioni con il server (in formato JSON): per la barra di ricerca (come in google suggest) e <text:soft-page-break/>controllare durante la registrazione che l'email non <text:span text:style-name="T8">sia</text:span> già presente nel <text:span text:style-name="T8">DB.</text:span></text:p>
        </text:list-item>
        <text:list-item>
          <text:p text:style-name="P17">Gestire le sessioni per memorizzare il carrello. Si salva l'ordine nel DB dopo l'acquisto.</text:p>
        </text:list-item>
        <text:list-item>
          <text:p text:style-name="P17">D<text:span text:style-name="T8">are</text:span> conferma all'utente: "registrazione effettuata con successo", "prodotto inserito con successo" <text:span text:style-name="T14">[C'è solo per registrazione, credo]</text:span>.</text:p>
        </text:list-item>
        <text:list-item>
          <text:p text:style-name="P17"><text:span text:style-name="T8">Q</text:span>uando amministratore cancella chiedere conferma prima di esegui<text:span text:style-name="T8">r</text:span>e.</text:p>
          <text:list>
            <text:list-item>
              <text:p text:style-name="P17">Gestire pagine di errore. <text:span text:style-name="T8">I</text:span>l server non deve perdere il controllo in caso di errore: risorsa non trovata, server indisponibile, mancanza di permessi per l'accesso <text:span text:style-name="T9">[</text:span><text:span text:style-name="T10">23/06: </text:span><text:span text:style-name="T9">Revisione richiesta]</text:span>.</text:p>
            </text:list-item>
            <text:list-item>
              <text:p text:style-name="P17">Usare i fragment (con include) nelle pagine JSP per creare header, footer e men<text:span text:style-name="T12">ù</text:span> (esempio progetto negozio, L09 bis, JSP) <text:span text:style-name="T11">[A saperlo cosa indica nello specifico </text:span><text:span text:style-name="T12">con </text:span><text:span text:style-name="T11">menù, visto che quel progetto che cita non esiste. </text:span><text:span text:style-name="T13">Lo conto fatto visto che abbiamo header e footer</text:span><text:span text:style-name="T11">]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08:44:39.178000000</meta:creation-date>
    <dc:date>2024-06-23T16:46:06.034000000</dc:date>
    <meta:editing-duration>PT1H50M43S</meta:editing-duration>
    <meta:editing-cycles>27</meta:editing-cycles>
    <meta:generator>LibreOffice/24.2.1.2$Windows_X86_64 LibreOffice_project/db4def46b0453cc22e2d0305797cf981b68ef5ac</meta:generator>
    <meta:document-statistic meta:table-count="0" meta:image-count="0" meta:object-count="0" meta:page-count="4" meta:paragraph-count="51" meta:word-count="1002" meta:character-count="6375" meta:non-whitespace-character-count="5463"/>
  </office:meta>
</office:document-meta>
</file>